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06cm" draw:marker-end-width="0.06cm" draw:fill-color="#ffffff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width="0.02cm" draw:marker-start-width="0.06cm" draw:marker-end-width="0.06cm" draw:fill-color="#ffffff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draw:marker-start-width="0.275cm" draw:marker-end-width="0.275cm" draw:fill="solid" draw:fill-color="#dddddd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000000" draw:marker-start-width="0.26cm" draw:marker-end-width="0.26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75cm" draw:marker-end-width="0.275cm" draw:fill-color="#ffffff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draw:fill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1cm" fo:min-width="0.4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0.4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46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96cm" svg:y1="3.971cm" svg:x2="18.374cm" svg:y2="3.971cm">
          <text:p/>
        </draw:line>
        <draw:line draw:style-name="gr1" draw:text-style-name="P1" draw:layer="layout" svg:x1="3.996cm" svg:y1="4.98cm" svg:x2="18.374cm" svg:y2="4.98cm">
          <text:p/>
        </draw:line>
        <draw:line draw:style-name="gr1" draw:text-style-name="P1" draw:layer="layout" svg:x1="3.996cm" svg:y1="4.476cm" svg:x2="18.374cm" svg:y2="4.476cm">
          <text:p/>
        </draw:line>
        <draw:g>
          <draw:g>
            <draw:circle draw:style-name="gr2" draw:text-style-name="P1" draw:layer="layout" svg:width="1.3cm" svg:height="1.3cm" svg:x="5.531cm" svg:y="5.771cm">
              <text:p/>
            </draw:circle>
            <draw:rect draw:style-name="gr2" draw:text-style-name="P1" draw:layer="layout" svg:width="1.3cm" svg:height="0.7cm" svg:x="5.531cm" svg:y="5.771cm">
              <text:p/>
            </draw:rect>
            <draw:rect draw:style-name="gr3" draw:text-style-name="P1" draw:layer="layout" svg:width="1.279cm" svg:height="0.1cm" svg:x="5.542cm" svg:y="6.398cm">
              <text:p/>
            </draw:rect>
          </draw:g>
        </draw:g>
        <draw:g>
          <draw:path draw:style-name="gr4" draw:text-style-name="P1" draw:layer="layout" svg:width="0.703cm" svg:height="1.299cm" svg:x="8.492cm" svg:y="5.771cm" svg:viewBox="0 0 704 1300" svg:d="M0 1300c800-600 700-1300 700-1300">
            <text:p/>
          </draw:path>
          <draw:path draw:style-name="gr4" draw:text-style-name="P1" draw:layer="layout" svg:width="0.703cm" svg:height="1.299cm" svg:x="7.788cm" svg:y="5.771cm" svg:viewBox="0 0 704 1300" svg:d="M704 1300c-800-600-700-1300-700-1300">
            <text:p/>
          </draw:path>
          <draw:path draw:style-name="gr4" draw:text-style-name="P1" draw:layer="layout" svg:width="1.399cm" svg:height="0.114cm" svg:x="7.792cm" svg:y="5.771cm" svg:viewBox="0 0 1400 115" svg:d="M1400 0c-300 100-900 200-1400 0">
            <text:p/>
          </draw:path>
        </draw:g>
        <draw:g>
          <draw:g>
            <draw:circle draw:style-name="gr2" draw:text-style-name="P1" draw:layer="layout" svg:width="1.3cm" svg:height="1.3cm" svg:x="15.296cm" svg:y="5.771cm">
              <text:p/>
            </draw:circle>
            <draw:rect draw:style-name="gr2" draw:text-style-name="P1" draw:layer="layout" svg:width="1.3cm" svg:height="0.7cm" svg:x="15.296cm" svg:y="5.771cm">
              <text:p/>
            </draw:rect>
            <draw:rect draw:style-name="gr3" draw:text-style-name="P1" draw:layer="layout" svg:width="1.279cm" svg:height="0.1cm" svg:x="15.307cm" svg:y="6.398cm">
              <text:p/>
            </draw:rect>
          </draw:g>
        </draw:g>
        <draw:g>
          <draw:g>
            <draw:circle draw:style-name="gr2" draw:text-style-name="P1" draw:layer="layout" svg:width="1.3cm" svg:height="1.3cm" svg:x="13.196cm" svg:y="5.771cm">
              <text:p/>
            </draw:circle>
            <draw:rect draw:style-name="gr2" draw:text-style-name="P1" draw:layer="layout" svg:width="1.3cm" svg:height="0.7cm" svg:x="13.196cm" svg:y="5.771cm">
              <text:p/>
            </draw:rect>
            <draw:rect draw:style-name="gr3" draw:text-style-name="P1" draw:layer="layout" svg:width="1.279cm" svg:height="0.1cm" svg:x="13.207cm" svg:y="6.398cm">
              <text:p/>
            </draw:rect>
          </draw:g>
        </draw:g>
        <draw:g>
          <draw:g>
            <draw:circle draw:style-name="gr2" draw:text-style-name="P1" draw:layer="layout" svg:width="1.3cm" svg:height="1.3cm" svg:x="11.096cm" svg:y="5.771cm">
              <text:p/>
            </draw:circle>
            <draw:rect draw:style-name="gr2" draw:text-style-name="P1" draw:layer="layout" svg:width="1.3cm" svg:height="0.7cm" svg:x="11.096cm" svg:y="5.771cm">
              <text:p/>
            </draw:rect>
            <draw:rect draw:style-name="gr3" draw:text-style-name="P1" draw:layer="layout" svg:width="1.279cm" svg:height="0.1cm" svg:x="11.107cm" svg:y="6.398cm">
              <text:p/>
            </draw:rect>
          </draw:g>
        </draw:g>
        <draw:g>
          <draw:path draw:style-name="gr4" draw:text-style-name="P1" draw:layer="layout" svg:width="0.703cm" svg:height="1.299cm" svg:x="13.892cm" svg:y="8.971cm" svg:viewBox="0 0 704 1300" svg:d="M0 1300c800-600 700-1300 700-1300">
            <text:p/>
          </draw:path>
          <draw:path draw:style-name="gr4" draw:text-style-name="P1" draw:layer="layout" svg:width="0.703cm" svg:height="1.299cm" svg:x="13.188cm" svg:y="8.971cm" svg:viewBox="0 0 704 1300" svg:d="M704 1300c-800-600-700-1300-700-1300">
            <text:p/>
          </draw:path>
          <draw:path draw:style-name="gr4" draw:text-style-name="P1" draw:layer="layout" svg:width="1.399cm" svg:height="0.114cm" svg:x="13.192cm" svg:y="8.971cm" svg:viewBox="0 0 1400 115" svg:d="M1400 0c-300 100-900 200-1400 0">
            <text:p/>
          </draw:path>
        </draw:g>
        <draw:line draw:style-name="gr1" draw:text-style-name="P1" draw:layer="layout" svg:x1="13.861cm" svg:y1="7.071cm" svg:x2="13.861cm" svg:y2="9.071cm">
          <text:p/>
        </draw:line>
        <draw:polyline draw:style-name="gr1" draw:text-style-name="P1" draw:layer="layout" svg:width="1.799cm" svg:height="1.999cm" svg:x="11.796cm" svg:y="7.071cm" svg:viewBox="0 0 1800 2000" draw:points="0,0 0,900 0,1500 1800,1500 1800,2000">
          <text:p/>
        </draw:polyline>
        <draw:polyline draw:style-name="gr1" draw:text-style-name="P1" draw:layer="layout" svg:width="1.799cm" svg:height="1.999cm" svg:x="14.096cm" svg:y="7.071cm" svg:viewBox="0 0 1800 2000" draw:points="1800,0 1800,900 1800,1500 0,1500 0,2000">
          <text:p/>
        </draw:polyline>
        <draw:line draw:style-name="gr1" draw:text-style-name="P1" draw:layer="layout" svg:x1="11.561cm" svg:y1="5.771cm" svg:x2="11.561cm" svg:y2="4.471cm">
          <text:p/>
        </draw:line>
        <draw:line draw:style-name="gr1" draw:text-style-name="P1" draw:layer="layout" svg:x1="11.996cm" svg:y1="5.771cm" svg:x2="11.996cm" svg:y2="3.971cm">
          <text:p/>
        </draw:line>
        <draw:line draw:style-name="gr1" draw:text-style-name="P1" draw:layer="layout" svg:x1="13.63cm" svg:y1="4.971cm" svg:x2="13.63cm" svg:y2="5.771cm">
          <text:p/>
        </draw:line>
        <draw:line draw:style-name="gr1" draw:text-style-name="P1" draw:layer="layout" svg:x1="14.096cm" svg:y1="4.471cm" svg:x2="14.096cm" svg:y2="5.771cm">
          <text:p/>
        </draw:line>
        <draw:line draw:style-name="gr1" draw:text-style-name="P1" draw:layer="layout" svg:x1="15.696cm" svg:y1="4.971cm" svg:x2="15.696cm" svg:y2="5.771cm">
          <text:p/>
        </draw:line>
        <draw:line draw:style-name="gr1" draw:text-style-name="P1" draw:layer="layout" svg:x1="16.196cm" svg:y1="3.971cm" svg:x2="16.196cm" svg:y2="5.771cm">
          <text:p/>
        </draw:line>
        <draw:line draw:style-name="gr1" draw:text-style-name="P1" draw:layer="layout" svg:x1="8.196cm" svg:y1="4.971cm" svg:x2="8.196cm" svg:y2="5.871cm">
          <text:p/>
        </draw:line>
        <draw:line draw:style-name="gr1" draw:text-style-name="P1" draw:layer="layout" svg:x1="8.796cm" svg:y1="3.971cm" svg:x2="8.796cm" svg:y2="5.871cm">
          <text:p/>
        </draw:line>
        <draw:line draw:style-name="gr1" draw:text-style-name="P1" draw:layer="layout" svg:x1="5.896cm" svg:y1="4.971cm" svg:x2="5.896cm" svg:y2="5.771cm">
          <text:p/>
        </draw:line>
        <draw:line draw:style-name="gr1" draw:text-style-name="P1" draw:layer="layout" svg:x1="6.496cm" svg:y1="3.971cm" svg:x2="6.496cm" svg:y2="5.771cm">
          <text:p/>
        </draw:line>
        <draw:line draw:style-name="gr1" draw:text-style-name="P1" draw:layer="layout" svg:x1="6.196cm" svg:y1="4.471cm" svg:x2="6.196cm" svg:y2="5.771cm">
          <text:p/>
        </draw:line>
        <draw:line draw:style-name="gr1" draw:text-style-name="P1" draw:layer="layout" svg:x1="8.496cm" svg:y1="4.471cm" svg:x2="8.496cm" svg:y2="5.871cm">
          <text:p/>
        </draw:line>
        <draw:g>
          <draw:g>
            <draw:circle draw:style-name="gr2" draw:text-style-name="P1" draw:layer="layout" svg:width="1.3cm" svg:height="1.3cm" svg:x="8.096cm" svg:y="12.171cm">
              <text:p/>
            </draw:circle>
            <draw:rect draw:style-name="gr2" draw:text-style-name="P1" draw:layer="layout" svg:width="1.3cm" svg:height="0.7cm" svg:x="8.096cm" svg:y="12.171cm">
              <text:p/>
            </draw:rect>
            <draw:rect draw:style-name="gr3" draw:text-style-name="P1" draw:layer="layout" svg:width="1.279cm" svg:height="0.1cm" svg:x="8.107cm" svg:y="12.798cm">
              <text:p/>
            </draw:rect>
          </draw:g>
        </draw:g>
        <draw:line draw:style-name="gr1" draw:text-style-name="P1" draw:layer="layout" svg:x1="13.896cm" svg:y1="10.271cm" svg:x2="13.896cm" svg:y2="16.771cm">
          <text:p/>
        </draw:line>
        <draw:polyline draw:style-name="gr1" draw:text-style-name="P1" draw:layer="layout" svg:width="4.899cm" svg:height="1.399cm" svg:x="8.996cm" svg:y="10.771cm" svg:viewBox="0 0 4900 1400" draw:points="4900,0 0,0 0,1400">
          <text:p/>
        </draw:polyline>
        <draw:line draw:style-name="gr1" draw:text-style-name="P1" draw:layer="layout" svg:x1="8.496cm" svg:y1="7.071cm" svg:x2="8.496cm" svg:y2="12.171cm">
          <text:p/>
        </draw:line>
        <draw:g>
          <draw:custom-shape draw:style-name="gr5" draw:text-style-name="P1" draw:layer="layout" svg:width="0.6cm" svg:height="0.6cm" svg:x="8.696cm" svg:y="11.171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ircle draw:style-name="gr6" draw:text-style-name="P1" draw:layer="layout" svg:width="0.2cm" svg:height="0.2cm" svg:x="8.896cm" svg:y="11.671cm">
            <text:p/>
          </draw:circle>
        </draw:g>
        <draw:g>
          <draw:path draw:style-name="gr4" draw:text-style-name="P1" draw:layer="layout" svg:width="0.703cm" svg:height="1.299cm" svg:x="7.692cm" svg:y="14.771cm" svg:viewBox="0 0 704 1300" svg:d="M0 1300c800-600 700-1300 700-1300">
            <text:p/>
          </draw:path>
          <draw:path draw:style-name="gr4" draw:text-style-name="P1" draw:layer="layout" svg:width="0.703cm" svg:height="1.299cm" svg:x="6.988cm" svg:y="14.771cm" svg:viewBox="0 0 704 1300" svg:d="M704 1300c-800-600-700-1300-700-1300">
            <text:p/>
          </draw:path>
          <draw:path draw:style-name="gr4" draw:text-style-name="P1" draw:layer="layout" svg:width="1.399cm" svg:height="0.114cm" svg:x="6.992cm" svg:y="14.771cm" svg:viewBox="0 0 1400 115" svg:d="M1400 0c-300 100-900 200-1400 0">
            <text:p/>
          </draw:path>
        </draw:g>
        <draw:polyline draw:style-name="gr1" draw:text-style-name="P1" draw:layer="layout" svg:width="1.299cm" svg:height="7.799cm" svg:x="6.196cm" svg:y="7.071cm" svg:viewBox="0 0 1300 7800" draw:points="0,0 0,6900 1300,6900 1300,7800">
          <text:p/>
        </draw:polyline>
        <draw:polyline draw:style-name="gr1" draw:text-style-name="P1" draw:layer="layout" svg:width="0.799cm" svg:height="1.399cm" svg:x="7.896cm" svg:y="13.471cm" svg:viewBox="0 0 800 1400" draw:points="800,0 800,500 0,500 0,1400">
          <text:p/>
        </draw:polyline>
        <draw:line draw:style-name="gr1" draw:text-style-name="P1" draw:layer="layout" svg:x1="7.696cm" svg:y1="16.071cm" svg:x2="7.696cm" svg:y2="16.871cm">
          <text:p/>
        </draw:line>
        <draw:circle draw:style-name="gr7" draw:text-style-name="P1" draw:layer="layout" svg:width="0.1cm" svg:height="0.1cm" svg:x="8.45cm" svg:y="4.424cm">
          <text:p/>
        </draw:circle>
        <draw:circle draw:style-name="gr7" draw:text-style-name="P1" draw:layer="layout" svg:width="0.1cm" svg:height="0.1cm" svg:x="8.751cm" svg:y="3.924cm">
          <text:p/>
        </draw:circle>
        <draw:circle draw:style-name="gr7" draw:text-style-name="P1" draw:layer="layout" svg:width="0.1cm" svg:height="0.1cm" svg:x="5.844cm" svg:y="4.929cm">
          <text:p/>
        </draw:circle>
        <draw:circle draw:style-name="gr7" draw:text-style-name="P1" draw:layer="layout" svg:width="0.1cm" svg:height="0.1cm" svg:x="6.149cm" svg:y="4.425cm">
          <text:p/>
        </draw:circle>
        <draw:circle draw:style-name="gr7" draw:text-style-name="P1" draw:layer="layout" svg:width="0.1cm" svg:height="0.1cm" svg:x="6.449cm" svg:y="3.923cm">
          <text:p/>
        </draw:circle>
        <draw:circle draw:style-name="gr7" draw:text-style-name="P1" draw:layer="layout" svg:width="0.1cm" svg:height="0.1cm" svg:x="13.581cm" svg:y="4.933cm">
          <text:p/>
        </draw:circle>
        <draw:circle draw:style-name="gr7" draw:text-style-name="P1" draw:layer="layout" svg:width="0.1cm" svg:height="0.1cm" svg:x="11.94cm" svg:y="3.927cm">
          <text:p/>
        </draw:circle>
        <draw:circle draw:style-name="gr7" draw:text-style-name="P1" draw:layer="layout" svg:width="0.1cm" svg:height="0.1cm" svg:x="11.509cm" svg:y="4.432cm">
          <text:p/>
        </draw:circle>
        <draw:circle draw:style-name="gr7" draw:text-style-name="P1" draw:layer="layout" svg:width="0.1cm" svg:height="0.1cm" svg:x="8.15cm" svg:y="4.929cm">
          <text:p/>
        </draw:circle>
        <draw:circle draw:style-name="gr7" draw:text-style-name="P1" draw:layer="layout" svg:width="0.1cm" svg:height="0.1cm" svg:x="16.144cm" svg:y="3.924cm">
          <text:p/>
        </draw:circle>
        <draw:circle draw:style-name="gr7" draw:text-style-name="P1" draw:layer="layout" svg:width="0.1cm" svg:height="0.1cm" svg:x="15.648cm" svg:y="4.925cm">
          <text:p/>
        </draw:circle>
        <draw:circle draw:style-name="gr7" draw:text-style-name="P1" draw:layer="layout" svg:width="0.1cm" svg:height="0.1cm" svg:x="14.042cm" svg:y="4.424cm">
          <text:p/>
        </draw:circle>
        <draw:frame draw:style-name="gr8" draw:text-style-name="P2" draw:layer="layout" svg:width="0.828cm" svg:height="0.801cm" svg:x="3.011cm" svg:y="3.585cm">
          <draw:text-box>
            <text:p text:style-name="P2">A</text:p>
          </draw:text-box>
        </draw:frame>
        <draw:frame draw:style-name="gr9" draw:text-style-name="P2" draw:layer="layout" svg:width="0.828cm" svg:height="0.801cm" svg:x="3.029cm" svg:y="4.125cm">
          <draw:text-box>
            <text:p text:style-name="P2">B</text:p>
          </draw:text-box>
        </draw:frame>
        <draw:frame draw:style-name="gr10" draw:text-style-name="P3" draw:layer="layout" svg:width="1.078cm" svg:height="0.966cm" svg:x="3.011cm" svg:y="4.595cm">
          <draw:text-box>
            <text:p><text:span text:style-name="T1">C</text:span><text:span text:style-name="T2">in</text:span></text:p>
          </draw:text-box>
        </draw:frame>
        <draw:frame draw:style-name="gr11" draw:text-style-name="P3" draw:layer="layout" svg:width="1.253cm" svg:height="0.966cm" svg:x="13.472cm" svg:y="16.745cm">
          <draw:text-box>
            <text:p><text:span text:style-name="T1">C</text:span><text:span text:style-name="T2">out</text:span></text:p>
          </draw:text-box>
        </draw:frame>
        <draw:frame draw:style-name="gr12" draw:text-style-name="P3" draw:layer="layout" svg:width="0.832cm" svg:height="0.806cm" svg:x="7.274cm" svg:y="16.902cm">
          <draw:text-box>
            <text:p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8-05-25T10:39:22.68</meta:creation-date>
    <dc:date>2018-05-25T13:32:11.96</dc:date>
    <dc:creator>SSE </dc:creator>
    <meta:editing-duration>PT2H5M11S</meta:editing-duration>
    <meta:editing-cycles>7</meta:editing-cycles>
    <meta:generator>OpenOffice/4.1.0$Win32 OpenOffice.org_project/410m18$Build-9764</meta:generator>
    <meta:document-statistic meta:object-count="81"/>
  </office:meta>
</office:document-meta>
</file>